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style:min-row-height="2.808cm"/>
    </style:style>
    <style:style style:name="Table1.A1" style:family="table-cell">
      <style:table-cell-properties fo:padding="0.097cm" fo:border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5pt solid #000000"/>
    </style:style>
    <style:style style:name="P1" style:family="paragraph" style:parent-style-name="Standard">
      <style:text-properties fo:font-weight="bold" officeooo:rsid="000f9711" officeooo:paragraph-rsid="000f9711" style:font-weight-asian="bold" style:font-weight-complex="bold"/>
    </style:style>
    <style:style style:name="P2" style:family="paragraph" style:parent-style-name="Title">
      <style:text-properties officeooo:rsid="00155f6e" officeooo:paragraph-rsid="00155f6e"/>
    </style:style>
    <style:style style:name="P3" style:family="paragraph" style:parent-style-name="Standard">
      <style:text-properties fo:font-weight="normal" officeooo:rsid="000f9711" officeooo:paragraph-rsid="000f9711" style:font-weight-asian="normal" style:font-weight-complex="normal"/>
    </style:style>
    <style:style style:name="P4" style:family="paragraph" style:parent-style-name="Standard">
      <style:text-properties fo:font-weight="normal" officeooo:rsid="00147912" officeooo:paragraph-rsid="00147912" style:font-weight-asian="normal" style:font-weight-complex="normal"/>
    </style:style>
    <style:style style:name="P5" style:family="paragraph" style:parent-style-name="Standard">
      <style:text-properties fo:font-weight="normal" officeooo:rsid="00117c6f" officeooo:paragraph-rsid="00117c6f" style:font-weight-asian="normal" style:font-weight-complex="normal"/>
    </style:style>
    <style:style style:name="P6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Droid Sans Mono" fo:font-size="10.5pt" fo:font-weight="normal" fo:background-color="#1f1f1f"/>
    </style:style>
    <style:style style:name="P7" style:family="paragraph" style:parent-style-name="Standard">
      <style:paragraph-properties fo:margin-left="0cm" fo:margin-right="0cm" style:line-height-at-least="0.503cm" fo:text-indent="0cm" style:auto-text-indent="false"/>
    </style:style>
    <style:style style:name="P8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Droid Sans Mono" fo:font-size="10.5pt" fo:font-weight="normal" fo:background-color="#1f1f1f"/>
    </style:style>
    <style:style style:name="P9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/>
    </style:style>
    <style:style style:name="P10" style:family="paragraph" style:parent-style-name="Standard">
      <style:text-properties fo:font-weight="normal" officeooo:rsid="00135daf" officeooo:paragraph-rsid="00135daf" style:font-weight-asian="normal" style:font-weight-complex="normal"/>
    </style:style>
    <style:style style:name="P11" style:family="paragraph" style:parent-style-name="Standard">
      <style:paragraph-properties style:line-height-at-least="0.503cm"/>
    </style:style>
    <style:style style:name="P12" style:family="paragraph" style:parent-style-name="Standard">
      <style:paragraph-properties fo:margin-left="0cm" fo:margin-right="0cm" style:line-height-at-least="0.503cm" fo:text-indent="0cm" style:auto-text-indent="false"/>
      <style:text-properties fo:color="#569cd6" loext:opacity="100%" style:font-name="Droid Sans Mono" fo:font-size="10.5pt" fo:font-weight="normal" fo:background-color="#1f1f1f"/>
    </style:style>
    <style:style style:name="P13" style:family="paragraph" style:parent-style-name="Standard">
      <style:text-properties fo:font-weight="normal" officeooo:rsid="00153b3c" officeooo:paragraph-rsid="00153b3c" style:font-weight-asian="normal" style:font-weight-complex="normal"/>
    </style:style>
    <style:style style:name="P14" style:family="paragraph" style:parent-style-name="Standard">
      <style:text-properties fo:font-style="italic" fo:font-weight="normal" officeooo:rsid="00153b3c" officeooo:paragraph-rsid="00153b3c" style:font-style-asian="italic" style:font-weight-asian="normal" style:font-style-complex="italic" style:font-weight-complex="normal"/>
    </style:style>
    <style:style style:name="P15" style:family="paragraph" style:parent-style-name="Standard">
      <style:paragraph-properties fo:margin-left="0cm" fo:margin-right="0cm" style:line-height-at-least="0.503cm" fo:text-indent="0cm" style:auto-text-indent="false"/>
      <style:text-properties fo:color="#ce9178" loext:opacity="100%" style:font-name="Droid Sans Mono" fo:font-size="10.5pt" fo:font-weight="normal" fo:background-color="#1f1f1f"/>
    </style:style>
    <style:style style:name="P16" style:family="paragraph" style:parent-style-name="Standard">
      <style:text-properties fo:font-weight="normal" officeooo:rsid="00155f6e" officeooo:paragraph-rsid="00155f6e" style:font-weight-asian="normal" style:font-weight-complex="normal"/>
    </style:style>
    <style:style style:name="P17" style:family="paragraph" style:parent-style-name="Text_20_body">
      <style:text-properties officeooo:rsid="001706f6" officeooo:paragraph-rsid="001706f6"/>
    </style:style>
    <style:style style:name="T1" style:family="text">
      <style:text-properties officeooo:rsid="00117c6f"/>
    </style:style>
    <style:style style:name="T2" style:family="text">
      <style:text-properties fo:color="#9cdcfe" loext:opacity="100%" style:font-name="Droid Sans Mono" fo:font-size="10.5pt" fo:font-weight="normal" fo:background-color="#1f1f1f" loext:char-shading-value="0"/>
    </style:style>
    <style:style style:name="T3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4" style:family="text">
      <style:text-properties fo:color="#d4d4d4" loext:opacity="100%" style:font-name="Droid Sans Mono" fo:font-size="10.5pt" fo:font-weight="normal" fo:background-color="#1f1f1f" loext:char-shading-value="0"/>
    </style:style>
    <style:style style:name="T5" style:family="text">
      <style:text-properties fo:color="#ce9178" loext:opacity="100%" style:font-name="Droid Sans Mono" fo:font-size="10.5pt" fo:font-weight="normal" fo:background-color="#1f1f1f" loext:char-shading-value="0"/>
    </style:style>
    <style:style style:name="T6" style:family="text">
      <style:text-properties fo:color="#9cdcfe" loext:opacity="100%"/>
    </style:style>
    <style:style style:name="T7" style:family="text">
      <style:text-properties fo:color="#d4d4d4" loext:opacity="100%"/>
    </style:style>
    <style:style style:name="T8" style:family="text">
      <style:text-properties fo:color="#4ec9b0" loext:opacity="100%"/>
    </style:style>
    <style:style style:name="T9" style:family="text">
      <style:text-properties fo:color="#dcdcaa" loext:opacity="100%"/>
    </style:style>
    <style:style style:name="T10" style:family="text">
      <style:text-properties style:font-name="Droid Sans Mono" fo:font-size="10.5pt" fo:font-weight="normal" fo:background-color="#1f1f1f" loext:char-shading-value="0"/>
    </style:style>
    <style:style style:name="T11" style:family="text">
      <style:text-properties fo:color="#4ec9b0" loext:opacity="100%" style:font-name="Droid Sans Mono" fo:font-size="10.5pt" fo:font-weight="normal" fo:background-color="#1f1f1f" loext:char-shading-value="0"/>
    </style:style>
    <style:style style:name="T12" style:family="text">
      <style:text-properties officeooo:rsid="00135daf"/>
    </style:style>
    <style:style style:name="T13" style:family="text">
      <style:text-properties fo:color="#ce9178" loext:opacity="100%"/>
    </style:style>
    <style:style style:name="T14" style:family="text">
      <style:text-properties officeooo:rsid="00147912"/>
    </style:style>
    <style:style style:name="T15" style:family="text">
      <style:text-properties fo:color="#569cd6" loext:opacity="100%"/>
    </style:style>
    <style:style style:name="T16" style:family="text">
      <style:text-properties fo:color="#c586c0" loext:opacity="100%"/>
    </style:style>
    <style:style style:name="T17" style:family="text">
      <style:text-properties fo:color="#c586c0" loext:opacity="100%" style:font-name="Droid Sans Mono" fo:font-size="10.5pt" fo:font-weight="normal" fo:background-color="#1f1f1f" loext:char-shading-value="0"/>
    </style:style>
    <style:style style:name="T18" style:family="text">
      <style:text-properties fo:color="#569cd6" loext:opacity="100%" style:font-name="Droid Sans Mono" fo:font-size="10.5pt" fo:font-weight="normal" fo:background-color="#1f1f1f" loext:char-shading-value="0"/>
    </style:style>
    <style:style style:name="T19" style:family="text">
      <style:text-properties fo:color="#dcdcaa" loext:opacity="100%" style:font-name="Droid Sans Mono" fo:font-size="10.5pt" fo:font-weight="normal" fo:background-color="#1f1f1f" loext:char-shading-value="0"/>
    </style:style>
    <style:style style:name="T20" style:family="text">
      <style:text-properties officeooo:rsid="00155f6e"/>
    </style:style>
    <style:style style:name="T21" style:family="text">
      <style:text-properties fo:color="#6a9955" loext:opacity="100%"/>
    </style:style>
    <style:style style:name="T22" style:family="text">
      <style:text-properties officeooo:rsid="001706f6"/>
    </style:style>
    <style:style style:name="T23" style:family="text">
      <style:text-properties fo:color="#9cdcfe" loext:opacity="100%" style:font-name="Droid Sans Mono" fo:font-size="10.5pt" fo:font-weight="normal" officeooo:rsid="00155f6e" fo:background-color="#1f1f1f" loext:char-shading-value="0"/>
    </style:style>
    <style:style style:name="T24" style:family="text">
      <style:text-properties fo:color="#b5cea8" loext:opacity="100%" style:font-name="Droid Sans Mono" fo:font-size="10.5pt" fo:font-weight="normal" fo:background-color="#1f1f1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jet : Orpellières 1</text:p>
      <text:p text:style-name="P2">Introduction</text:p>
      <text:p text:style-name="P1"/>
      <text:p text:style-name="P3">Les problématiques de nos sujets sont :</text:p>
      <text:p text:style-name="P3">- la maîtrise de la fréquentation sur le site naturel protégé des Orpellières</text:p>
      <text:p text:style-name="P3">- la visibilité numérique des Orpellières et de nos missions</text:p>
      <text:p text:style-name="P3">- Suivre et évaluer l’évolution des habitats naturels (graus, lagunes, trait de côté et cordon lunaire)</text:p>
      <text:p text:style-name="P3"/>
      <text:p text:style-name="P3">Pour pouvoir y répondre, nous avons décidé comme approche de créer une base de donnée (la récolte se fait automatiquement) afin de la lier avec le reste du projet qui serai un site web.</text:p>
      <text:p text:style-name="P3"/>
      <text:p text:style-name="P3">Tout d’abord, <text:span text:style-name="T1">comme nous n’avions pas à disposition de base de données complète fournie (seulement les analyses vélo/piéton) par Orpellières, nous avons décidé de s’appuyer de données en ligne sur d’autres sites. Cependant, on a pu trouver qu’un seul lien ayant beaucoup de données.</text:span></text:p>
      <text:p text:style-name="P3"><text:a xlink:type="simple" xlink:href="https://inpn.mnhn.fr/site/natura2000/FR9101434" text:style-name="Internet_20_link" text:visited-style-name="Visited_20_Internet_20_Link">https://inpn.mnhn.fr/site/natura2000/FR9101434</text:a></text:p>
      <text:p text:style-name="P3"/>
      <text:p text:style-name="P4">Avant toute chose, on a constaté qu’il y avait des données qui changeaient souvent et d’autres non. Donc on a décidé de transformer les données en deux en deux bases de données : une partie administration et une partie biodiversité.</text:p>
      <text:p text:style-name="P4"/>
      <text:p text:style-name="Title">Partie biodiversité :</text:p>
      <text:p text:style-name="P5">Ensuite, nous avons tiré depuis ce lien les données sous formats XML 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"># URL du fichier XML</text:p>
            <text:p text:style-name="P7"><text:span text:style-name="T2">xml_url</text:span><text:span text:style-name="T3"> </text:span><text:span text:style-name="T4">=</text:span><text:span text:style-name="T3"> </text:span><text:span text:style-name="T5">"https://inpn.mnhn.fr/docs/natura2000/fsdxml/FR9101434.xml"</text:span></text:p>
            <text:p text:style-name="P6"># Télécharger le fichier XML</text:p>
            <text:p text:style-name="P8"><text:span text:style-name="T6">response</text:span> <text:span text:style-name="T7">=</text:span> <text:span text:style-name="T8">requests</text:span>.<text:span text:style-name="T9">get</text:span>(<text:span text:style-name="T6">xml_url</text:span>)</text:p>
            <text:p text:style-name="P7"><text:span text:style-name="T2">xml_content</text:span><text:span text:style-name="T3"> </text:span><text:span text:style-name="T4">=</text:span><text:span text:style-name="T3"> </text:span><text:span text:style-name="T2">response</text:span><text:span text:style-name="T3">.</text:span><text:span text:style-name="T2">content</text:span></text:p>
            <text:p text:style-name="P6"># Parser le contenu XML</text:p>
            <text:p text:style-name="P9"><text:span text:style-name="T2">root</text:span><text:span text:style-name="T10"> </text:span><text:span text:style-name="T4">=</text:span><text:span text:style-name="T10"> </text:span><text:span text:style-name="T11">ET</text:span><text:span text:style-name="T10">.</text:span><text:span text:style-name="T2">fromstring</text:span><text:span text:style-name="T10">(</text:span><text:span text:style-name="T2">xml_content</text:span><text:span text:style-name="T10">)</text:span></text:p>
          </table:table-cell>
        </table:table-row>
      </table:table>
      <text:p text:style-name="P5"/>
      <text:p text:style-name="P5">Puis, nous avons <text:span text:style-name="T12">du faire un tri des données affiché car la plupart ne nous étaient pas utiles. Pour ce faire, on a d’abord défini toutes les balises que l’on souhaitait conserver.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8"><text:span text:style-name="T6">second_part_tags</text:span> <text:span text:style-name="T7">=</text:span> {</text:p>
            <text:p text:style-name="P8"><text:span text:style-name="T13">"HABIT1"</text:span>, <text:span text:style-name="T13">"HABIT1_ROW"</text:span>, <text:span text:style-name="T13">"LB_HABDH_FR"</text:span>, <text:span text:style-name="T13">"PF"</text:span>, <text:span text:style-name="T13">"QUALITY"</text:span>, <text:span text:style-name="T13">"REPRESENT"</text:span>, <text:span text:style-name="T13">"REL_SURF"</text:span>, <text:span text:style-name="T13">"CONSERVE"</text:span>, <text:span text:style-name="T13">"GLOBAL"</text:span>,</text:p>
            <text:p text:style-name="P8"><text:span text:style-name="T13">"HABIT2"</text:span>, <text:span text:style-name="T13">"HABIT2_ROW"</text:span>, <text:span text:style-name="T13">"DESCRIPTFR"</text:span>, <text:span text:style-name="T13">"COVER"</text:span>,</text:p>
            <text:p text:style-name="P8"><text:span text:style-name="T13">"SPECIES_OTHER"</text:span>, <text:span text:style-name="T13">"SPECIES_OTHER_ROW"</text:span>, <text:span text:style-name="T13">"TAXGROUP"</text:span>, <text:span text:style-name="T13">"SIZE_MAX"</text:span>, <text:span text:style-name="T13">"UNIT"</text:span>, <text:span text:style-name="T13">"CAT_POP"</text:span>, <text:span text:style-name="T13">"CAT_MOTIV"</text:span>, <text:span text:style-name="T13">"LB_NOM"</text:span></text:p>
            <text:p text:style-name="P8">}</text:p>
          </table:table-cell>
        </table:table-row>
      </table:table>
      <text:p text:style-name="P5"/>
      <text:p text:style-name="P10">Après, o<text:span text:style-name="T14">n a du adapter les valeurs des balises car elles n’étaient pas explicite (exemple : G ==&gt; bonne), pour ce faire, on a créer des fonctions pour chaques balises.</text:span></text:p>
      <table:table table:name="Table3" table:style-name="Table3">
        <table:table-column table:style-name="Table3.A"/>
        <text:soft-page-break/>
        <table:table-row>
          <table:table-cell table:style-name="Table3.A1" office:value-type="string">
            <text:p text:style-name="P8"><text:span text:style-name="T15">def</text:span> <text:span text:style-name="T9">get_PF_value</text:span>(<text:span text:style-name="T6">PF</text:span>):</text:p>
            <text:p text:style-name="P8"><text:span text:style-name="T16"><text:tab/>if</text:span> <text:span text:style-name="T6">PF</text:span> <text:span text:style-name="T15">is</text:span> <text:span text:style-name="T15">None</text:span>:</text:p>
            <text:p text:style-name="P8"><text:span text:style-name="T16"><text:tab/><text:tab/>return</text:span> <text:span text:style-name="T15">None</text:span></text:p>
            <text:p text:style-name="P7"><text:span text:style-name="T17"><text:tab/>return</text:span><text:span text:style-name="T3"> </text:span><text:span text:style-name="T5">"Forme prioritaire de l'habitat"</text:span><text:span text:style-name="T3"> </text:span><text:span text:style-name="T17">if</text:span><text:span text:style-name="T3"> </text:span><text:span text:style-name="T5">"true"</text:span><text:span text:style-name="T3"> </text:span><text:span text:style-name="T18">in</text:span><text:span text:style-name="T3"> </text:span><text:span text:style-name="T2">PF</text:span><text:span text:style-name="T3"> </text:span><text:span text:style-name="T17">else</text:span><text:span text:style-name="T3"> </text:span><text:span text:style-name="T5">""</text:span></text:p>
            <text:p text:style-name="P7"><text:span text:style-name="T5"/></text:p>
            <text:p text:style-name="P8"><text:span text:style-name="T15">def</text:span> <text:span text:style-name="T9">get_QUALITY_value</text:span>(<text:span text:style-name="T6">QUALITY</text:span>):</text:p>
            <text:p text:style-name="P8"><text:span text:style-name="T16"><text:tab/>return</text:span> {<text:span text:style-name="T13">"G"</text:span>: <text:span text:style-name="T13">"Bonne"</text:span>, <text:span text:style-name="T13">"M"</text:span>: <text:span text:style-name="T13">"Moyenne"</text:span>, <text:span text:style-name="T13">"P"</text:span>: <text:span text:style-name="T13">"Médiocre"</text:span>}.<text:span text:style-name="T9">get</text:span>(<text:span text:style-name="T6">QUALITY</text:span>.upper(), <text:span text:style-name="T13">"Non défini"</text:span>) <text:span text:style-name="T16">if</text:span> <text:span text:style-name="T6">QUALITY</text:span> <text:span text:style-name="T16">else</text:span> <text:span text:style-name="T15">None</text:span></text:p>
            <text:p text:style-name="P11"/>
            <text:p text:style-name="P8"><text:span text:style-name="T15">def</text:span> <text:span text:style-name="T9">get_REPRESENT_value</text:span>(<text:span text:style-name="T6">REPRESENT</text:span>):</text:p>
            <text:p text:style-name="P8"><text:span text:style-name="T16"><text:tab/>return</text:span> {<text:span text:style-name="T13">"A"</text:span>: <text:span text:style-name="T13">"Excellente"</text:span>, <text:span text:style-name="T13">"B"</text:span>: <text:span text:style-name="T13">"Bonne"</text:span>, <text:span text:style-name="T13">"C"</text:span>: <text:span text:style-name="T13">"Significative"</text:span>, <text:span text:style-name="T13">"D"</text:span>: <text:span text:style-name="T13">"Présence non significative"</text:span>}.<text:span text:style-name="T9">get</text:span>(<text:span text:style-name="T6">REPRESENT</text:span>.upper(), <text:span text:style-name="T13">"Non défini"</text:span>) <text:span text:style-name="T16">if</text:span> <text:span text:style-name="T6">REPRESENT</text:span> <text:span text:style-name="T16">else</text:span> <text:span text:style-name="T15">None</text:span></text:p>
            <text:p text:style-name="P11"/>
            <text:p text:style-name="P8"><text:span text:style-name="T15">def</text:span> <text:span text:style-name="T9">get_REL_SURF_value</text:span>(<text:span text:style-name="T6">REL_SURF</text:span>):</text:p>
            <text:p text:style-name="P8"><text:span text:style-name="T16"><text:tab/>return</text:span> {<text:span text:style-name="T13">"A"</text:span>: <text:span text:style-name="T13">"100</text:span><text:span text:style-name="T15">% - 15%</text:span><text:span text:style-name="T13">"</text:span>, <text:span text:style-name="T13">"B"</text:span>: <text:span text:style-name="T13">"15</text:span><text:span text:style-name="T15">% - 2%</text:span><text:span text:style-name="T13">"</text:span>, <text:span text:style-name="T13">"C"</text:span>: <text:span text:style-name="T13">"2</text:span><text:span text:style-name="T15">% - 0%</text:span><text:span text:style-name="T13">"</text:span>}.<text:span text:style-name="T9">get</text:span>(<text:span text:style-name="T6">REL_SURF</text:span>.upper(), <text:span text:style-name="T13">"Non défini"</text:span>) <text:span text:style-name="T16">if</text:span> <text:span text:style-name="T6">REL_SURF</text:span> <text:span text:style-name="T16">else</text:span> <text:span text:style-name="T15">None</text:span></text:p>
            <text:p text:style-name="P11"/>
            <text:p text:style-name="P12">...</text:p>
            <text:p text:style-name="P11"/>
            <text:p text:style-name="P8"><text:span text:style-name="T15">def</text:span> <text:span text:style-name="T9">get_CAT_MOTIV_value</text:span>(<text:span text:style-name="T6">CAT_MOTIV</text:span>):</text:p>
            <text:p text:style-name="P8"><text:span text:style-name="T16"><text:tab/>if</text:span> <text:span text:style-name="T6">CAT_MOTIV</text:span>:</text:p>
            <text:p text:style-name="P8"><text:span text:style-name="T6">CAT_MOTIV</text:span> <text:span text:style-name="T7">=</text:span> <text:span text:style-name="T6">CAT_MOTIV</text:span>.replace(<text:span text:style-name="T13">"-"</text:span>, <text:span text:style-name="T13">""</text:span>).replace(<text:span text:style-name="T13">"E"</text:span>, <text:span text:style-name="T13">""</text:span>)</text:p>
            <text:p text:style-name="P7"><text:span text:style-name="T17"><text:tab/><text:tab/>return</text:span><text:span text:style-name="T3"> {</text:span><text:span text:style-name="T5">"A"</text:span><text:span text:style-name="T3">: </text:span><text:span text:style-name="T5">"Liste rouge nationale"</text:span><text:span text:style-name="T3">, </text:span><text:span text:style-name="T5">"B"</text:span><text:span text:style-name="T3">: </text:span><text:span text:style-name="T5">"Espèce endémique"</text:span><text:span text:style-name="T3">, </text:span><text:span text:style-name="T5">"C"</text:span><text:span text:style-name="T3">: </text:span><text:span text:style-name="T5">"Conventions internationales"</text:span><text:span text:style-name="T3">, </text:span><text:span text:style-name="T5">"D"</text:span><text:span text:style-name="T3">: </text:span><text:span text:style-name="T5">"Autres raisons"</text:span><text:span text:style-name="T3">}.</text:span><text:span text:style-name="T19">get</text:span><text:span text:style-name="T3">(</text:span><text:span text:style-name="T2">CAT_MOTIV</text:span><text:span text:style-name="T3">, </text:span><text:span text:style-name="T5">"Non défini"</text:span><text:span text:style-name="T3">) </text:span><text:span text:style-name="T17">if</text:span><text:span text:style-name="T3"> </text:span><text:span text:style-name="T2">CAT_MOTIV</text:span><text:span text:style-name="T3"> </text:span><text:span text:style-name="T17">else</text:span><text:span text:style-name="T3"> </text:span><text:span text:style-name="T18">None</text:span></text:p>
          </table:table-cell>
        </table:table-row>
      </table:table>
      <text:p text:style-name="P10"/>
      <text:p text:style-name="P10"/>
      <text:p text:style-name="P13">Puis, on a appliqué ces fonctions pour les intégrées dans la variable transform_functions</text:p>
      <text:p text:style-name="P14">Application des fonction lorque la balise est égale à celle définie (comme « PF ») avec la valeur correspondant à cette balise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8"><text:span text:style-name="T6">transform_functions</text:span> <text:span text:style-name="T7">=</text:span> {</text:p>
            <text:p text:style-name="P8"><text:span text:style-name="T13">"PF"</text:span>: <text:span text:style-name="T9">get_PF_value</text:span>,</text:p>
            <text:p text:style-name="P8"><text:span text:style-name="T13">"QUALITY"</text:span>: <text:span text:style-name="T9">get_QUALITY_value</text:span>,</text:p>
            <text:p text:style-name="P8"><text:span text:style-name="T13">"REPRESENT"</text:span>: <text:span text:style-name="T9">get_REPRESENT_value</text:span>,</text:p>
            <text:p text:style-name="P8"><text:span text:style-name="T13">"REL_SURF"</text:span>: <text:span text:style-name="T9">get_REL_SURF_value</text:span>,</text:p>
            <text:p text:style-name="P8"><text:span text:style-name="T13">"CONSERVE"</text:span>: <text:span text:style-name="T9">get_CONSERVE_value</text:span>,</text:p>
            <text:p text:style-name="P8"><text:span text:style-name="T13">"GLOBAL"</text:span>: <text:span text:style-name="T9">get_GLOBAL_value</text:span>,</text:p>
            <text:p text:style-name="P8"><text:span text:style-name="T13">"TAXGROUP"</text:span>: <text:span text:style-name="T9">get_TAXGROUP_value</text:span>,</text:p>
            <text:p text:style-name="P8"><text:span text:style-name="T13">"UNIT"</text:span>: <text:span text:style-name="T9">get_UNIT_value</text:span>,</text:p>
            <text:p text:style-name="P8"><text:span text:style-name="T13">"CAT_POP"</text:span>: <text:span text:style-name="T9">get_CAT_POP_value</text:span>,</text:p>
            <text:p text:style-name="P8"><text:span text:style-name="T13">"CAT_MOTIV"</text:span>: <text:span text:style-name="T9">get_CAT_MOTIV_value</text:span></text:p>
            <text:p text:style-name="P8">}</text:p>
          </table:table-cell>
        </table:table-row>
      </table:table>
      <text:p text:style-name="P13"/>
      <text:p text:style-name="P13">Ensuite, nous avons créé une fonction permettant de transformer le fichier XML en dictionnaire pour faciliter son écriture <text:span text:style-name="T20">dans un nouveau fichier.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8"><text:span text:style-name="T15">def</text:span> <text:span text:style-name="T9">xml_to_dict</text:span>(<text:span text:style-name="T6">element</text:span>, <text:span text:style-name="T6">allowed_tags</text:span>):</text:p>
            <text:p text:style-name="P15"><text:soft-page-break/><text:tab/>"""Convertit un élément XML en dictionnaire en appliquant les transformations aux <text:tab/>balises spécifiques.</text:p>
            <text:p text:style-name="P8"><text:span text:style-name="T6"><text:tab/>result</text:span> <text:span text:style-name="T7">=</text:span> {}</text:p>
            <text:p text:style-name="P8"><text:span text:style-name="T16"><text:tab/>for</text:span> <text:span text:style-name="T6">child</text:span> <text:span text:style-name="T16">in</text:span> <text:span text:style-name="T6">element</text:span>:</text:p>
            <text:p text:style-name="P8"><text:span text:style-name="T16"><text:tab/><text:tab/>if</text:span> <text:span text:style-name="T6">child</text:span>.tag <text:span text:style-name="T15">not</text:span> <text:span text:style-name="T15">in</text:span> <text:span text:style-name="T6">allowed_tags</text:span>:</text:p>
            <text:p text:style-name="P8"><text:span text:style-name="T16"><text:tab/><text:tab/><text:tab/>continue</text:span> <text:span text:style-name="T21"># Ignorer les balises non incluses</text:span></text:p>
            <text:p text:style-name="P8"><text:span text:style-name="T6"><text:tab/>child_data</text:span> <text:span text:style-name="T7">=</text:span> <text:span text:style-name="T9">xml_to_dict</text:span>(<text:span text:style-name="T6">child</text:span>, <text:span text:style-name="T6">allowed_tags</text:span>) <text:span text:style-name="T16">if</text:span> <text:span text:style-name="T9">len</text:span>(<text:span text:style-name="T6">child</text:span>) <text:span text:style-name="T16">else</text:span> <text:span text:style-name="T6">child</text:span>.text.strip() <text:span text:style-name="T16">if</text:span> <text:span text:style-name="T6">child</text:span>.text <text:span text:style-name="T16">else</text:span> <text:span text:style-name="T15">None</text:span></text:p>
            <text:p text:style-name="P6"><text:tab/># Appliquer la transformation si une fonction est définie pour cette balise</text:p>
            <text:p text:style-name="P8"><text:span text:style-name="T16"><text:tab/>if</text:span> <text:span text:style-name="T6">child</text:span>.tag <text:span text:style-name="T15">in</text:span> <text:span text:style-name="T6">transform_functions</text:span> <text:span text:style-name="T15">and</text:span> <text:span text:style-name="T6">child_data</text:span>:</text:p>
            <text:p text:style-name="P8"><text:span text:style-name="T6"><text:tab/><text:tab/>child_data</text:span> <text:span text:style-name="T7">=</text:span> <text:span text:style-name="T6">transform_functions</text:span>[<text:span text:style-name="T6">child</text:span>.tag](<text:span text:style-name="T6">child_data</text:span>)</text:p>
            <text:p text:style-name="P8"><text:span text:style-name="T16"><text:tab/>if</text:span> <text:span text:style-name="T6">child</text:span>.tag <text:span text:style-name="T15">in</text:span> <text:span text:style-name="T6">result</text:span>:</text:p>
            <text:p text:style-name="P8"><text:span text:style-name="T16"><text:tab/><text:tab/>if</text:span> <text:span text:style-name="T15">not</text:span> <text:span text:style-name="T9">isinstance</text:span>(<text:span text:style-name="T6">result</text:span>[<text:span text:style-name="T6">child</text:span>.tag], <text:span text:style-name="T8">list</text:span>):</text:p>
            <text:p text:style-name="P8"><text:span text:style-name="T6"><text:tab/><text:tab/><text:tab/>result</text:span>[<text:span text:style-name="T6">child</text:span>.tag] <text:span text:style-name="T7">=</text:span> [<text:span text:style-name="T6">result</text:span>[<text:span text:style-name="T6">child</text:span>.tag]]</text:p>
            <text:p text:style-name="P8"><text:span text:style-name="T6"><text:tab/><text:tab/>result</text:span>[<text:span text:style-name="T6">child</text:span>.tag].append(<text:span text:style-name="T6">child_data</text:span>)</text:p>
            <text:p text:style-name="P8"><text:span text:style-name="T16"><text:tab/>else</text:span>:</text:p>
            <text:p text:style-name="P7"><text:span text:style-name="T2"><text:tab/><text:tab/>result</text:span><text:span text:style-name="T3">[</text:span><text:span text:style-name="T2">child</text:span><text:span text:style-name="T3">.tag] </text:span><text:span text:style-name="T4">=</text:span><text:span text:style-name="T3"> </text:span><text:span text:style-name="T2">child_data</text:span></text:p>
            <text:p text:style-name="P7"><text:span text:style-name="T17"><text:tab/>return</text:span><text:span text:style-name="T3"> </text:span><text:span text:style-name="T2">result</text:span></text:p>
            <text:p text:style-name="P6"># Convertir les parties du XML en dictionnaire</text:p>
            <text:p text:style-name="P7"><text:span text:style-name="T2">data_dict_part2</text:span><text:span text:style-name="T3"> </text:span><text:span text:style-name="T4">=</text:span><text:span text:style-name="T3"> </text:span><text:span text:style-name="T19">xml_to_dict</text:span><text:span text:style-name="T3">(</text:span><text:span text:style-name="T2">root</text:span><text:span text:style-name="T3">, </text:span><text:span text:style-name="T2">tags</text:span><text:span text:style-name="T3">)</text:span></text:p>
          </table:table-cell>
        </table:table-row>
      </table:table>
      <text:p text:style-name="P13"/>
      <text:p text:style-name="P13"/>
      <text:p text:style-name="P16">Enfin, on écrit ce dictionnaire sous la forme d’un fichier JSON <text:span text:style-name="T22">(plus facile de lire et utiliser le fichier sous ce format)</text:span> nommé : « Info_Espece_mois_année »</text:p>
      <text:p text:style-name="P16">(il sera écrit dans un dossier archive et son nom sera attribué automatiquement grâce au module dateTime)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6"># Convertir les parties du XML en dictionnaire</text:p>
            <text:p text:style-name="P7"><text:span text:style-name="T2">data_dict_part2</text:span><text:span text:style-name="T3"> </text:span><text:span text:style-name="T4">=</text:span><text:span text:style-name="T3"> </text:span><text:span text:style-name="T19">xml_to_dict</text:span><text:span text:style-name="T3">(</text:span><text:span text:style-name="T2">root</text:span><text:span text:style-name="T3">, </text:span><text:span text:style-name="T2">tags</text:span><text:span text:style-name="T23">)</text:span></text:p>
            <text:p text:style-name="P6"># Convertir en JSON</text:p>
            <text:p text:style-name="P7"><text:span text:style-name="T2">json_data_part2</text:span><text:span text:style-name="T3"> </text:span><text:span text:style-name="T4">=</text:span><text:span text:style-name="T3"> </text:span><text:span text:style-name="T11">json</text:span><text:span text:style-name="T3">.</text:span><text:span text:style-name="T19">dumps</text:span><text:span text:style-name="T3">(</text:span><text:span text:style-name="T2">data_dict_part2</text:span><text:span text:style-name="T3">, </text:span><text:span text:style-name="T2">indent</text:span><text:span text:style-name="T4">=</text:span><text:span text:style-name="T24">4</text:span><text:span text:style-name="T3">, </text:span><text:span text:style-name="T2">ensure_ascii</text:span><text:span text:style-name="T4">=</text:span><text:span text:style-name="T18">False</text:span><text:span text:style-name="T3">)</text:span></text:p>
            <text:p text:style-name="P6"># Récupération du mois et de l'année</text:p>
            <text:p text:style-name="P8"><text:span text:style-name="T6">Month</text:span> <text:span text:style-name="T7">=</text:span> <text:span text:style-name="T8">datetime</text:span>.<text:span text:style-name="T9">now</text:span>().<text:span text:style-name="T9">strftime</text:span>(<text:span text:style-name="T13">"%m"</text:span>)</text:p>
            <text:p text:style-name="P7"><text:span text:style-name="T2">Year</text:span><text:span text:style-name="T3"> </text:span><text:span text:style-name="T4">=</text:span><text:span text:style-name="T3"> </text:span><text:span text:style-name="T11">datetime</text:span><text:span text:style-name="T3">.</text:span><text:span text:style-name="T19">now</text:span><text:span text:style-name="T3">().</text:span><text:span text:style-name="T19">strftime</text:span><text:span text:style-name="T3">(</text:span><text:span text:style-name="T5">"%Y"</text:span><text:span text:style-name="T3">)</text:span></text:p>
            <text:p text:style-name="P6"># Sauvegarder les fichiers JSON</text:p>
            <text:p text:style-name="P8"><text:span text:style-name="T6">Chemin</text:span> <text:span text:style-name="T7">=</text:span> <text:span text:style-name="T13">"../Archive/"</text:span></text:p>
            <text:p text:style-name="P7"><text:span text:style-name="T2">json_file_part2</text:span><text:span text:style-name="T3"> </text:span><text:span text:style-name="T4">=</text:span><text:span text:style-name="T3"> </text:span><text:span text:style-name="T18">f</text:span><text:span text:style-name="T5">"Info_Espece_</text:span><text:span text:style-name="T18">{</text:span><text:span text:style-name="T2">Month</text:span><text:span text:style-name="T18">}</text:span><text:span text:style-name="T5">_</text:span><text:span text:style-name="T18">{</text:span><text:span text:style-name="T2">Year</text:span><text:span text:style-name="T18">}</text:span><text:span text:style-name="T5">.json"</text:span></text:p>
            <text:p text:style-name="P8"><text:span text:style-name="T16">with</text:span> <text:span text:style-name="T9">open</text:span>(<text:span text:style-name="T15">f</text:span><text:span text:style-name="T13">"</text:span><text:span text:style-name="T15">{</text:span><text:span text:style-name="T6">Chemin</text:span><text:span text:style-name="T15">}{</text:span><text:span text:style-name="T6">json_file_part2</text:span><text:span text:style-name="T15">}</text:span><text:span text:style-name="T13">"</text:span>, <text:span text:style-name="T13">"w"</text:span>, <text:span text:style-name="T6">encoding</text:span><text:span text:style-name="T7">=</text:span><text:span text:style-name="T13">"utf-8"</text:span>) <text:span text:style-name="T16">as</text:span> <text:span text:style-name="T6">f</text:span>:</text:p>
            <text:p text:style-name="P7"><text:span text:style-name="T2"><text:tab/>f</text:span><text:span text:style-name="T3">.</text:span><text:span text:style-name="T19">write</text:span><text:span text:style-name="T3">(</text:span><text:span text:style-name="T2">json_data_part2</text:span><text:span text:style-name="T3">)</text:span></text:p>
            <text:p text:style-name="P7"><text:span text:style-name="T19">print</text:span><text:span text:style-name="T3">(</text:span><text:span text:style-name="T18">f</text:span><text:span text:style-name="T5">"Données converties et sauvegardées dans </text:span><text:span text:style-name="T18">{</text:span><text:span text:style-name="T2">json_file_part2</text:span><text:span text:style-name="T18">}</text:span><text:span text:style-name="T5">"</text:span><text:span text:style-name="T3">)</text:span></text:p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"><text:soft-page-break/>Partie administration</text:p>
      <text:p text:style-name="P17">Pour la partie administration, on a quasiment le même code sauf qu’il n’est pas nécessaire de réécrire les données des balises car elles sont déjà bien écrites</text:p>
      <text:p text:style-name="P17">code :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8"><text:span text:style-name="T16">import</text:span> <text:span text:style-name="T8">xml</text:span>.<text:span text:style-name="T8">etree</text:span>.<text:span text:style-name="T8">ElementTree</text:span> <text:span text:style-name="T16">as</text:span> <text:span text:style-name="T8">ET</text:span></text:p>
            <text:p text:style-name="P7"><text:span text:style-name="T17">import</text:span><text:span text:style-name="T3"> </text:span><text:span text:style-name="T11">json</text:span><text:span text:style-name="T3">, </text:span><text:span text:style-name="T11">requests</text:span></text:p>
            <text:p text:style-name="P6"># URL du fichier XML</text:p>
            <text:p text:style-name="P7"><text:span text:style-name="T2">xml_url</text:span><text:span text:style-name="T3"> </text:span><text:span text:style-name="T4">=</text:span><text:span text:style-name="T3"> </text:span><text:span text:style-name="T5">"https://inpn.mnhn.fr/docs/natura2000/fsdxml/FR9101434.xml"</text:span></text:p>
            <text:p text:style-name="P6"># Télécharger le fichier XML</text:p>
            <text:p text:style-name="P8"><text:span text:style-name="T6">response</text:span> <text:span text:style-name="T7">=</text:span> <text:span text:style-name="T8">requests</text:span>.<text:span text:style-name="T9">get</text:span>(<text:span text:style-name="T6">xml_url</text:span>)</text:p>
            <text:p text:style-name="P7"><text:span text:style-name="T2">xml_content</text:span><text:span text:style-name="T3"> </text:span><text:span text:style-name="T4">=</text:span><text:span text:style-name="T3"> </text:span><text:span text:style-name="T2">response</text:span><text:span text:style-name="T3">.</text:span><text:span text:style-name="T2">content</text:span></text:p>
            <text:p text:style-name="P6"># Parser le contenu XML</text:p>
            <text:p text:style-name="P7"><text:span text:style-name="T2">root</text:span><text:span text:style-name="T3"> </text:span><text:span text:style-name="T4">=</text:span><text:span text:style-name="T3"> </text:span><text:span text:style-name="T11">ET</text:span><text:span text:style-name="T3">.</text:span><text:span text:style-name="T2">fromstring</text:span><text:span text:style-name="T3">(</text:span><text:span text:style-name="T2">xml_content</text:span><text:span text:style-name="T3">)</text:span></text:p>
            <text:p text:style-name="P6"># Balises pour le premier fichier</text:p>
            <text:p text:style-name="P8"><text:span text:style-name="T6">tags</text:span> <text:span text:style-name="T7">=</text:span> {</text:p>
            <text:p text:style-name="P8"><text:span text:style-name="T13">"DATE_EDIT"</text:span>, <text:span text:style-name="T13">"REG"</text:span>, <text:span text:style-name="T13">"SITE_NAME"</text:span>, <text:span text:style-name="T13">"LONGITUDE"</text:span>, <text:span text:style-name="T13">"LATITUDE"</text:span>, </text:p>
            <text:p text:style-name="P8"><text:span text:style-name="T13">"MANAGER"</text:span>, <text:span text:style-name="T13">"MANAGER_ROW"</text:span>, <text:span text:style-name="T13">"NAME"</text:span>, <text:span text:style-name="T13">"ADDRESS"</text:span>, <text:span text:style-name="T13">"POST_CODE"</text:span>, </text:p>
            <text:p text:style-name="P8"><text:span text:style-name="T13">"RESPONDENT"</text:span>, <text:span text:style-name="T13">"REPONDENT_ROW"</text:span>, <text:span text:style-name="T13">"EMAIL"</text:span>, <text:span text:style-name="T13">"POST_NAME"</text:span>, <text:span text:style-name="T13">"PHONE"</text:span>, </text:p>
            <text:p text:style-name="P8"><text:span text:style-name="T13">"OWNERSHIP"</text:span>, <text:span text:style-name="T13">"OWNERSHIP_ROW"</text:span>, <text:span text:style-name="T13">"LB_STPRO"</text:span>, <text:span text:style-name="T13">"DATE_CREA"</text:span>, <text:span text:style-name="T13">"DATE_BASE"</text:span>, <text:span text:style-name="T13">"COVER"</text:span>,</text:p>
            <text:p text:style-name="P8"><text:span text:style-name="T13">"COMMUNES"</text:span>, <text:span text:style-name="T13">"COMMUNES_ROW"</text:span>, <text:span text:style-name="T13">"LB_ADM"</text:span></text:p>
            <text:p text:style-name="P7"><text:span text:style-name="T3">}</text:span></text:p>
            <text:p text:style-name="P8"><text:span text:style-name="T15">def</text:span> <text:span text:style-name="T9">xml_to_dict</text:span>(<text:span text:style-name="T6">element</text:span>, <text:span text:style-name="T6">allowed_tags</text:span>):</text:p>
            <text:p text:style-name="P15"><text:tab/>"""Convertit un élément XML en dictionnaire en conservant uniquement certaines <text:tab/>balises."""</text:p>
            <text:p text:style-name="P8"><text:span text:style-name="T6"><text:tab/>result</text:span> <text:span text:style-name="T7">=</text:span> {}</text:p>
            <text:p text:style-name="P8"><text:span text:style-name="T16"><text:tab/>for</text:span> <text:span text:style-name="T6">child</text:span> <text:span text:style-name="T16">in</text:span> <text:span text:style-name="T6">element</text:span>:</text:p>
            <text:p text:style-name="P8"><text:span text:style-name="T16"><text:tab/><text:tab/>if</text:span> <text:span text:style-name="T6">child</text:span>.tag <text:span text:style-name="T15">not</text:span> <text:span text:style-name="T15">in</text:span> <text:span text:style-name="T6">allowed_tags</text:span>:</text:p>
            <text:p text:style-name="P8"><text:span text:style-name="T16"><text:tab/><text:tab/><text:tab/>continue</text:span> <text:span text:style-name="T21"># Ignorer les balises non incluses</text:span></text:p>
            <text:p text:style-name="P8"><text:span text:style-name="T6"><text:tab/><text:tab/>child_data</text:span> <text:span text:style-name="T7">=</text:span> <text:span text:style-name="T9">xml_to_dict</text:span>(<text:span text:style-name="T6">child</text:span>, <text:span text:style-name="T6">allowed_tags</text:span>) <text:span text:style-name="T16">if</text:span> <text:span text:style-name="T9">len</text:span>(<text:span text:style-name="T6">child</text:span>) <text:span text:style-name="T16">else</text:span> <text:span text:style-name="T6">child</text:span>.text.strip() <text:span text:style-name="T16">if</text:span> <text:span text:style-name="T6">child</text:span>.text <text:span text:style-name="T16">else</text:span> <text:span text:style-name="T15">None</text:span></text:p>
            <text:p text:style-name="P8"><text:span text:style-name="T16"><text:tab/><text:tab/>if</text:span> <text:span text:style-name="T6">child</text:span>.tag <text:span text:style-name="T15">in</text:span> <text:span text:style-name="T6">result</text:span>:</text:p>
            <text:p text:style-name="P8"><text:span text:style-name="T16"><text:tab/><text:tab/><text:tab/>if</text:span> <text:span text:style-name="T15">not</text:span> <text:span text:style-name="T9">isinstance</text:span>(<text:span text:style-name="T6">result</text:span>[<text:span text:style-name="T6">child</text:span>.tag], <text:span text:style-name="T8">list</text:span>):</text:p>
            <text:p text:style-name="P8"><text:span text:style-name="T6"><text:tab/><text:tab/><text:tab/><text:tab/>result</text:span>[<text:span text:style-name="T6">child</text:span>.tag] <text:span text:style-name="T7">=</text:span> [<text:span text:style-name="T6">result</text:span>[<text:span text:style-name="T6">child</text:span>.tag]]</text:p>
            <text:p text:style-name="P8"><text:span text:style-name="T6"><text:tab/><text:tab/><text:tab/>result</text:span>[<text:span text:style-name="T6">child</text:span>.tag].append(<text:span text:style-name="T6">child_data</text:span>)</text:p>
            <text:p text:style-name="P8"><text:span text:style-name="T16"><text:tab/><text:tab/>else</text:span>:</text:p>
            <text:p text:style-name="P7"><text:span text:style-name="T2"><text:tab/><text:tab/><text:tab/>result</text:span><text:span text:style-name="T3">[</text:span><text:span text:style-name="T2">child</text:span><text:span text:style-name="T3">.tag] </text:span><text:span text:style-name="T4">=</text:span><text:span text:style-name="T3"> </text:span><text:span text:style-name="T2">child_data</text:span></text:p>
            <text:p text:style-name="P7"><text:span text:style-name="T17"><text:tab/>return</text:span><text:span text:style-name="T3"> </text:span><text:span text:style-name="T2">result</text:span></text:p>
            <text:p text:style-name="P6"># Convertir les parties du XML en dictionnaire</text:p>
            <text:p text:style-name="P7"><text:span text:style-name="T2">data_dict_part1</text:span><text:span text:style-name="T3"> </text:span><text:span text:style-name="T4">=</text:span><text:span text:style-name="T3"> </text:span><text:span text:style-name="T19">xml_to_dict</text:span><text:span text:style-name="T3">(</text:span><text:span text:style-name="T2">root</text:span><text:span text:style-name="T3">, </text:span><text:span text:style-name="T2">tags</text:span><text:span text:style-name="T3">)</text:span></text:p>
            <text:p text:style-name="P6"># Convertir en JSON</text:p>
            <text:p text:style-name="P7"><text:span text:style-name="T2">json_data_part1</text:span><text:span text:style-name="T3"> </text:span><text:span text:style-name="T4">=</text:span><text:span text:style-name="T3"> </text:span><text:span text:style-name="T11">json</text:span><text:span text:style-name="T3">.</text:span><text:span text:style-name="T19">dumps</text:span><text:span text:style-name="T3">(</text:span><text:span text:style-name="T2">data_dict_part1</text:span><text:span text:style-name="T3">, </text:span><text:span text:style-name="T2">indent</text:span><text:span text:style-name="T4">=</text:span><text:span text:style-name="T24">4</text:span><text:span text:style-name="T3">, </text:span><text:span text:style-name="T2">ensure_ascii</text:span><text:span text:style-name="T4">=</text:span><text:span text:style-name="T18">False</text:span><text:span text:style-name="T3">)</text:span></text:p>
            <text:p text:style-name="P6"># Sauvegarder les fichiers JSON</text:p>
            <text:p text:style-name="P8"><text:span text:style-name="T6">Chemin</text:span> <text:span text:style-name="T7">=</text:span> <text:span text:style-name="T13">"../Archive/"</text:span></text:p>
            <text:p text:style-name="P7"><text:soft-page-break/><text:span text:style-name="T2">json_file_part1</text:span><text:span text:style-name="T3"> </text:span><text:span text:style-name="T4">=</text:span><text:span text:style-name="T3"> </text:span><text:span text:style-name="T5">"Info_Admin.json"</text:span></text:p>
            <text:p text:style-name="P8"><text:span text:style-name="T16">with</text:span> <text:span text:style-name="T9">open</text:span>(<text:span text:style-name="T15">f</text:span><text:span text:style-name="T13">"</text:span><text:span text:style-name="T15">{</text:span><text:span text:style-name="T6">Chemin</text:span><text:span text:style-name="T15">}{</text:span><text:span text:style-name="T6">json_file_part1</text:span><text:span text:style-name="T15">}</text:span><text:span text:style-name="T13">"</text:span>, <text:span text:style-name="T13">"w"</text:span>, <text:span text:style-name="T6">encoding</text:span><text:span text:style-name="T7">=</text:span><text:span text:style-name="T13">"utf-8"</text:span>) <text:span text:style-name="T16">as</text:span> <text:span text:style-name="T6">f</text:span>:</text:p>
            <text:p text:style-name="P7"><text:span text:style-name="T2"><text:tab/>f</text:span><text:span text:style-name="T3">.</text:span><text:span text:style-name="T19">write</text:span><text:span text:style-name="T3">(</text:span><text:span text:style-name="T2">json_data_part1</text:span><text:span text:style-name="T3">)</text:span></text:p>
            <text:p text:style-name="P7"><text:span text:style-name="T19">print</text:span><text:span text:style-name="T3">(</text:span><text:span text:style-name="T18">f</text:span><text:span text:style-name="T5">"Données converties et sauvegardées dans </text:span><text:span text:style-name="T18">{</text:span><text:span text:style-name="T2">json_file_part1</text:span><text:span text:style-name="T18">}</text:span><text:span text:style-name="T5">"</text:span><text:span text:style-name="T3">)</text:span></text:p>
          </table:table-cell>
        </table:table-row>
      </table:table>
      <text:p text:style-name="P17"/>
      <text:p text:style-name="P17">Ce code permettra d’écrire un fichier de donnée en JSON dans le dossier Archiv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f2ba6" officeooo:paragraph-rsid="000f9711"/>
    </style:style>
    <style:style style:name="MP2" style:family="paragraph" style:parent-style-name="Header">
      <style:text-properties officeooo:rsid="000f9711" officeooo:paragraph-rsid="000f971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EDIEU Tristan</text:p>
        <text:p text:style-name="MP2">WILHEM Tom</text:p>
        <text:p text:style-name="MP1"><text:tab/>Réalisation technique : Hackaton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09:16:55.326877459</meta:creation-date>
    <dc:date>2025-03-12T11:57:36.290533526</dc:date>
    <meta:editing-duration>PT18M1S</meta:editing-duration>
    <meta:editing-cycles>2</meta:editing-cycles>
    <meta:generator>LibreOffice/24.8.5.2$Linux_X86_64 LibreOffice_project/480$Build-2</meta:generator>
    <meta:document-statistic meta:table-count="7" meta:image-count="0" meta:object-count="0" meta:page-count="5" meta:paragraph-count="138" meta:word-count="914" meta:character-count="7145" meta:non-whitespace-character-count="6298"/>
  </office:meta>
</office:document-meta>
</file>